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TakaoPGothic" svg:font-family="TakaoPGothic" style:font-family-generic="system" style:font-pitch="variable"/>
  </office:font-face-decls>
  <office:automatic-styles>
    <style:style style:name="P1" style:family="paragraph" style:parent-style-name="Text_20_body">
      <style:text-properties officeooo:rsid="000ed3e7" officeooo:paragraph-rsid="00103166"/>
    </style:style>
    <style:style style:name="P2" style:family="paragraph" style:parent-style-name="Text_20_body">
      <style:text-properties officeooo:rsid="00103166" officeooo:paragraph-rsid="0012cff1"/>
    </style:style>
    <style:style style:name="P3" style:family="paragraph" style:parent-style-name="Text_20_body" style:list-style-name="L3">
      <style:text-properties officeooo:rsid="0010b7a3" officeooo:paragraph-rsid="0012cff1"/>
    </style:style>
    <style:style style:name="P4" style:family="paragraph" style:parent-style-name="Text_20_body">
      <style:text-properties officeooo:paragraph-rsid="0010b7a3"/>
    </style:style>
    <style:style style:name="P5" style:family="paragraph" style:parent-style-name="Text_20_body">
      <style:text-properties officeooo:rsid="0012cff1" officeooo:paragraph-rsid="0012cff1"/>
    </style:style>
    <style:style style:name="P6" style:family="paragraph" style:parent-style-name="Text_20_body" style:list-style-name="L2">
      <style:text-properties officeooo:rsid="0012cff1" officeooo:paragraph-rsid="0012cff1"/>
    </style:style>
    <style:style style:name="P7" style:family="paragraph" style:parent-style-name="Text_20_body">
      <style:text-properties officeooo:paragraph-rsid="0012cff1"/>
    </style:style>
    <style:style style:name="P8" style:family="paragraph" style:parent-style-name="Text_20_body" style:list-style-name="L3">
      <style:text-properties officeooo:paragraph-rsid="0012cff1"/>
    </style:style>
    <style:style style:name="P9" style:family="paragraph" style:parent-style-name="Text_20_body" style:list-style-name="">
      <style:text-properties officeooo:paragraph-rsid="001d3a65"/>
    </style:style>
    <style:style style:name="P10" style:family="paragraph" style:parent-style-name="Text_20_body" style:list-style-name="">
      <style:text-properties officeooo:rsid="001d3a65" officeooo:paragraph-rsid="001d3a65"/>
    </style:style>
    <style:style style:name="P11" style:family="paragraph" style:parent-style-name="Text_20_body" style:list-style-name="">
      <style:text-properties officeooo:rsid="00218550" officeooo:paragraph-rsid="00218550"/>
    </style:style>
    <style:style style:name="P12" style:family="paragraph" style:parent-style-name="Text_20_body" style:list-style-name="L5">
      <style:text-properties officeooo:rsid="00218550" officeooo:paragraph-rsid="00218550"/>
    </style:style>
    <style:style style:name="P13" style:family="paragraph" style:parent-style-name="Text_20_body">
      <style:text-properties officeooo:paragraph-rsid="00233f82"/>
    </style:style>
    <style:style style:name="P14" style:family="paragraph" style:parent-style-name="Text_20_body" style:list-style-name="">
      <style:text-properties officeooo:rsid="002530a9" officeooo:paragraph-rsid="002530a9"/>
    </style:style>
    <style:style style:name="P15" style:family="paragraph" style:parent-style-name="Text_20_body" style:list-style-name="L6">
      <style:text-properties officeooo:rsid="002530a9" officeooo:paragraph-rsid="002530a9"/>
    </style:style>
    <style:style style:name="P16" style:family="paragraph" style:parent-style-name="Text_20_body" style:list-style-name="L6">
      <style:text-properties officeooo:rsid="0026e65a" officeooo:paragraph-rsid="0026e65a"/>
    </style:style>
    <style:style style:name="P17" style:family="paragraph" style:parent-style-name="Text_20_body">
      <style:text-properties officeooo:rsid="00278ba2" officeooo:paragraph-rsid="00278ba2"/>
    </style:style>
    <style:style style:name="P18" style:family="paragraph" style:parent-style-name="Heading_20_1">
      <style:paragraph-properties fo:break-before="page"/>
    </style:style>
    <style:style style:name="P19" style:family="paragraph" style:parent-style-name="Heading_20_1">
      <style:paragraph-properties fo:break-before="page"/>
      <style:text-properties officeooo:rsid="0022ce92" officeooo:paragraph-rsid="0022ce92"/>
    </style:style>
    <style:style style:name="P20" style:family="paragraph" style:parent-style-name="Code">
      <style:text-properties officeooo:rsid="00103166" officeooo:paragraph-rsid="0012cff1"/>
    </style:style>
    <style:style style:name="P21" style:family="paragraph" style:parent-style-name="Code">
      <style:text-properties officeooo:paragraph-rsid="0012cff1"/>
    </style:style>
    <style:style style:name="P22" style:family="paragraph" style:parent-style-name="Code" style:list-style-name=""/>
    <style:style style:name="P23" style:family="paragraph" style:parent-style-name="Code" style:list-style-name="">
      <style:text-properties officeooo:rsid="001d3a65" officeooo:paragraph-rsid="001d3a65"/>
    </style:style>
    <style:style style:name="P24" style:family="paragraph" style:parent-style-name="Code">
      <style:text-properties officeooo:paragraph-rsid="00278ba2"/>
    </style:style>
    <style:style style:name="P25" style:family="paragraph" style:parent-style-name="Heading_20_2">
      <style:text-properties officeooo:rsid="0018dd09" officeooo:paragraph-rsid="0018dd09"/>
    </style:style>
    <style:style style:name="P26" style:family="paragraph" style:parent-style-name="Heading_20_2">
      <style:text-properties officeooo:rsid="001a02e2" officeooo:paragraph-rsid="001a02e2"/>
    </style:style>
    <style:style style:name="P27" style:family="paragraph" style:parent-style-name="Heading_20_2">
      <style:text-properties officeooo:rsid="0022ce92" officeooo:paragraph-rsid="0022ce92"/>
    </style:style>
    <style:style style:name="P28" style:family="paragraph" style:parent-style-name="Heading_20_2">
      <style:text-properties officeooo:paragraph-rsid="00233f82"/>
    </style:style>
    <style:style style:name="T1" style:family="text">
      <style:text-properties officeooo:rsid="00103166"/>
    </style:style>
    <style:style style:name="T2" style:family="text">
      <style:text-properties officeooo:rsid="0010b7a3"/>
    </style:style>
    <style:style style:name="T3" style:family="text">
      <style:text-properties officeooo:rsid="0012a7c3"/>
    </style:style>
    <style:style style:name="T4" style:family="text">
      <style:text-properties officeooo:rsid="0012cff1"/>
    </style:style>
    <style:style style:name="T5" style:family="text">
      <style:text-properties officeooo:rsid="0012d5ec"/>
    </style:style>
    <style:style style:name="T6" style:family="text">
      <style:text-properties officeooo:rsid="00149fbe"/>
    </style:style>
    <style:style style:name="T7" style:family="text">
      <style:text-properties officeooo:rsid="00178d9e"/>
    </style:style>
    <style:style style:name="T8" style:family="text">
      <style:text-properties officeooo:rsid="001a02e2"/>
    </style:style>
    <style:style style:name="T9" style:family="text">
      <style:text-properties officeooo:rsid="001d3a65"/>
    </style:style>
    <style:style style:name="T10" style:family="text">
      <style:text-properties officeooo:rsid="001ec8ae"/>
    </style:style>
    <style:style style:name="T11" style:family="text">
      <style:text-properties officeooo:rsid="00233f82"/>
    </style:style>
    <style:style style:name="T12" style:family="text">
      <style:text-properties officeooo:rsid="002530a9"/>
    </style:style>
    <style:style style:name="T13" style:family="text">
      <style:text-properties officeooo:rsid="00278ba2"/>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Patterns used in BioCalc</text:p>
      <text:h text:style-name="Heading_20_1" text:outline-level="1">Observer Pattern</text:h>
      <text:h text:style-name="Heading_20_2" text:outline-level="2">Overview</text:h>
      <text:p text:style-name="Text_20_body">We know that:</text:p>
      <text:list xml:id="list764988362204776967" text:style-name="L2">
        <text:list-item>
          <text:p text:style-name="P6">The Subject – will raise an event.</text:p>
        </text:list-item>
        <text:list-item>
          <text:p text:style-name="P6">The Observer – will consume the event raised by the Subject.</text:p>
        </text:list-item>
      </text:list>
      <text:h text:style-name="P26" text:outline-level="2">Implementation</text:h>
      <text:p text:style-name="P7"><text:span text:style-name="T4">The Subject needs an additional object to store the list of Observers subscribed to the event.</text:span></text:p>
      <text:p text:style-name="P5">Such an object can <text:span text:style-name="T7">have the following public interface:</text:span></text:p>
      <text:p text:style-name="P21"><text:span text:style-name="T1">var event</text:span> = {</text:p>
      <text:p text:style-name="P21"/>
      <text:p text:style-name="P21"><text:span text:style-name="T1"><text:s text:c="4"/>client: {</text:span></text:p>
      <text:p text:style-name="P21"><text:s text:c="8"/><text:span text:style-name="T1">subscribe: function (eventHandler) {...},</text:span></text:p>
      <text:p text:style-name="P20"><text:s text:c="8"/>unsubscribe: function (eventHandler) <text:span text:style-name="T4">{...}</text:span></text:p>
      <text:p text:style-name="P20"><text:s text:c="4"/>},</text:p>
      <text:p text:style-name="P20"/>
      <text:p text:style-name="P20"><text:s text:c="4"/>raise = function(sender, arg) <text:span text:style-name="T4">{...}</text:span></text:p>
      <text:p text:style-name="P20">};</text:p>
      <text:p text:style-name="P2"/>
      <text:list xml:id="list2844160672613331613" text:style-name="L3">
        <text:list-item>
          <text:p text:style-name="P8">The <text:span text:style-name="Code_20_Inline">client</text:span> property – <text:span text:style-name="T3">The Subject will not expose publicly the whole event object. Instead, the object provided by the </text:span><text:span text:style-name="Code_20_Inline"><text:span text:style-name="T3">client</text:span></text:span><text:span text:style-name="T3"> property will be exposed so that </text:span>the <text:span text:style-name="T5">Subscribers</text:span> <text:span text:style-name="T5">can be able to </text:span>subscribe and unsubscribe <text:span text:style-name="T2">to/from the event.</text:span></text:p>
        </text:list-item>
        <text:list-item>
          <text:p text:style-name="P3">The <text:span text:style-name="Code_20_Inline">raise</text:span> method – <text:span text:style-name="T8">It </text:span>is accessible only to the <text:span text:style-name="T6">Subject (the </text:span>owner of the event<text:span text:style-name="T6">)</text:span>. <text:span text:style-name="T3">Only it is allowed to </text:span>raise <text:span text:style-name="T3">the event</text:span>.</text:p>
        </text:list-item>
      </text:list>
      <text:h text:style-name="P25" text:outline-level="2">The code</text:h>
      <text:p text:style-name="P4"><text:span text:style-name="T1">The </text:span><text:span text:style-name="Code_20_Inline"><text:span text:style-name="T1">lu.Event</text:span></text:span><text:span text:style-name="T1"> object constructor that I created, generates exactly those type of objects:</text:span></text:p>
      <text:p text:style-name="Code">lu.Event = function() {</text:p>
      <text:p text:style-name="Code"/>
      <text:p text:style-name="Code"><text:s text:c="4"/>var eventHandlers = [];</text:p>
      <text:p text:style-name="Code"/>
      <text:p text:style-name="Code"><text:s text:c="4"/>function subscribe(eventHandler) {</text:p>
      <text:p text:style-name="Code"><text:s text:c="8"/>if (typeof (eventHandler) !== "function") {</text:p>
      <text:p text:style-name="Code"><text:s text:c="12"/>throw "eventHandler is not a function.";</text:p>
      <text:p text:style-name="Code"><text:s text:c="8"/>}</text:p>
      <text:p text:style-name="Code"/>
      <text:p text:style-name="Code"><text:s text:c="8"/>eventHandlers.push(eventHandler);</text:p>
      <text:p text:style-name="Code"><text:s text:c="4"/>}</text:p>
      <text:p text:style-name="Code"/>
      <text:p text:style-name="Code"><text:s text:c="4"/>function unsubscribe(eventHandler) {</text:p>
      <text:p text:style-name="Code"><text:s text:c="8"/>if (typeof (eventHandler) !== "function") {</text:p>
      <text:p text:style-name="Code"><text:s text:c="12"/>throw "eventHandler is not a function.";</text:p>
      <text:p text:style-name="Code"><text:s text:c="8"/>}</text:p>
      <text:p text:style-name="Code"/>
      <text:p text:style-name="Code"><text:soft-page-break/><text:s text:c="8"/>for ( var i = 0; i &lt; eventHandlers.length; i++) {</text:p>
      <text:p text:style-name="Code"><text:s text:c="12"/>if (eventHandlers[i] === eventHandler) {</text:p>
      <text:p text:style-name="Code"><text:s text:c="16"/>eventHandlers.splice(i, 1);</text:p>
      <text:p text:style-name="Code"><text:s text:c="12"/>}</text:p>
      <text:p text:style-name="Code"><text:s text:c="8"/>}</text:p>
      <text:p text:style-name="Code"><text:s text:c="4"/>}</text:p>
      <text:p text:style-name="Code"/>
      <text:p text:style-name="Code"><text:s text:c="4"/>Object.defineProperty(this, "client", {</text:p>
      <text:p text:style-name="Code"><text:s text:c="8"/>value: {</text:p>
      <text:p text:style-name="Code"><text:s text:c="12"/>subscribe: subscribe,</text:p>
      <text:p text:style-name="Code"><text:s text:c="12"/>unsubscribe: unsubscribe</text:p>
      <text:p text:style-name="Code"><text:s text:c="8"/>},</text:p>
      <text:p text:style-name="Code"><text:s text:c="8"/>enumerable: true,</text:p>
      <text:p text:style-name="Code"><text:s text:c="8"/>configurable: false,</text:p>
      <text:p text:style-name="Code"><text:s text:c="8"/>writable: false</text:p>
      <text:p text:style-name="Code"><text:s text:c="4"/>});</text:p>
      <text:p text:style-name="Code"/>
      <text:p text:style-name="Code"><text:s text:c="4"/>this.raise = function(sender, arg) {</text:p>
      <text:p text:style-name="Code"><text:s text:c="8"/>for ( var i = 0; i &lt; eventHandlers.length; i++) {</text:p>
      <text:p text:style-name="Code"><text:s text:c="12"/>eventHandlers[i].call(sender, arg);</text:p>
      <text:p text:style-name="Code"><text:s text:c="8"/>}</text:p>
      <text:p text:style-name="Code"><text:s text:c="4"/>};</text:p>
      <text:p text:style-name="Code">};</text:p>
      <text:p text:style-name="P1"/>
      <text:h text:style-name="P19" text:outline-level="1">The .js file<text:span text:style-name="T13">'s structure</text:span></text:h>
      <text:h text:style-name="P27" text:outline-level="2">An example</text:h>
      <text:h text:style-name="P10" text:outline-level="1">Every object constructor in my project is written in its own file. Each file is written respecting a pattern. But first of all let's see an example:</text:h>
      <text:h text:style-name="P23" text:outline-level="1">// BioCalc</text:h>
      <text:h text:style-name="P23" text:outline-level="1">// Copyright (C) 2013 Last Unicorn</text:h>
      <text:h text:style-name="P23" text:outline-level="1">// </text:h>
      <text:h text:style-name="P23" text:outline-level="1">// This program is free software: you can redistribute it and/or modify</text:h>
      <text:h text:style-name="P23" text:outline-level="1">// it under the terms of the GNU General Public License as published by</text:h>
      <text:h text:style-name="P23" text:outline-level="1">// the Free Software Foundation, either version 3 of the License, or</text:h>
      <text:h text:style-name="P23" text:outline-level="1">// (at your option) any later version.</text:h>
      <text:h text:style-name="P23" text:outline-level="1">// </text:h>
      <text:h text:style-name="P23" text:outline-level="1">// This program is distributed in the hope that it will be useful,</text:h>
      <text:h text:style-name="P23" text:outline-level="1">// but WITHOUT ANY WARRANTY; without even the implied warranty of</text:h>
      <text:h text:style-name="P23" text:outline-level="1">// MERCHANTABILITY or FITNESS FOR A PARTICULAR PURPOSE. See the</text:h>
      <text:h text:style-name="P23" text:outline-level="1">// GNU General Public License for more details.</text:h>
      <text:h text:style-name="P23" text:outline-level="1">// </text:h>
      <text:h text:style-name="P23" text:outline-level="1">// You should have received a copy of the GNU General Public License</text:h>
      <text:h text:style-name="P23" text:outline-level="1">// along with this program. If not, see &lt;<text:a xlink:type="simple" xlink:href="http://www.gnu.org/licenses/">http://www.gnu.org/licenses/</text:a>&gt;.</text:h>
      <text:h text:style-name="P23" text:outline-level="1"/>
      <text:h text:style-name="P23" text:outline-level="1">window.lu = window.lu || {};</text:h>
      <text:h text:style-name="P23" text:outline-level="1">lu.bioCalc = lu.bioCalc || {};</text:h>
      <text:h text:style-name="P23" text:outline-level="1">lu.bioCalc.presenters = lu.bioCalc.presenters || {};</text:h>
      <text:h text:style-name="P22" text:outline-level="1"/>
      <text:h text:style-name="P22" text:outline-level="1">(function (dateFormatter) {</text:h>
      <text:h text:style-name="P22" text:outline-level="1"/>
      <text:h text:style-name="P22" text:outline-level="1"><text:s text:c="4"/><text:bookmark-start text:name="__DdeLink__3_158198577"/>lu.bioCalc.presenters.BirthdaySection<text:bookmark-end text:name="__DdeLink__3_158198577"/> = function (bioCalcPageData) {</text:h>
      <text:h text:style-name="P22" text:outline-level="1"><text:s text:c="8"/>...</text:h>
      <text:h text:style-name="P22" text:outline-level="1"><text:s text:c="4"/>};</text:h>
      <text:h text:style-name="P22" text:outline-level="1"/>
      <text:h text:style-name="P22" text:outline-level="1">}(lu.bioCalc.helpers.DateFormatter));</text:h>
      <text:h text:style-name="P9" text:outline-level="1"/>
      <text:h text:style-name="P28" text:outline-level="2">The copyright <text:span text:style-name="T11">text</text:span></text:h>
      <text:p text:style-name="Text_20_body"><text:span text:style-name="T11">Ok, I admit,, that's not interesting. Let's go further.</text:span></text:p>
      <text:h text:style-name="P28" text:outline-level="2">The “namespace” section</text:h>
      <text:p text:style-name="P13"><text:span text:style-name="T9">Here I ensure that the needed “namespace” hierarchy exists (ex: </text:span><text:span text:style-name="Code_20_Inline"><text:span text:style-name="T9">lu.bioCalc.presenters</text:span></text:span><text:span text:style-name="T9">) so that I can later create the object constructor (ex: </text:span><text:span text:style-name="Code_20_Inline"><text:span text:style-name="T9">BirthdaySection</text:span></text:span><text:span text:style-name="T9">) inside that “namespace”.</text:span></text:p>
      <text:h text:style-name="Heading_20_2" text:outline-level="2">The module</text:h>
      <text:p text:style-name="P13"><text:span text:style-name="T9">This module offers me the possibility to create parameters for any objects or object constructors that I <text:s/>may use inside the module. For example here I create </text:span><text:span text:style-name="Code_20_Inline"><text:span text:style-name="T10">dateFormatter </text:span></text:span><text:span text:style-name="T10">parameter as an alias for the </text:span><text:span text:style-name="Code_20_Inline"><text:span text:style-name="T10">lu.bioCalc.helpers.DateFormatter</text:span></text:span><text:span text:style-name="T10"> object.</text:span></text:p>
      <text:h text:style-name="P11" text:outline-level="1"><text:span text:style-name="T12">A</text:span>dvantages:</text:h>
      <text:list xml:id="list3443061464888509785" text:style-name="L5">
        <text:list-item>
          <text:h text:style-name="P12" text:outline-level="1">I don't need to write the whole namespace of the <text:span text:style-name="Code_20_Inline"><text:span text:style-name="T10">DateFormatter </text:span></text:span>object everywhere I use it.</text:h>
        </text:list-item>
        <text:list-item>
          <text:h text:style-name="P12" text:outline-level="1">I can easily see on which other objects and <text:span text:style-name="T11">object </text:span>constructors the current module depends. <text:soft-page-break/>(ex: the <text:span text:style-name="Code_20_Inline">BirthdaySection</text:span> constructor depends on <text:span text:style-name="Code_20_Inline">DateFormatter</text:span> object.</text:h>
        </text:list-item>
      </text:list>
      <text:h text:style-name="P14" text:outline-level="1">Disadvantages:</text:h>
      <text:list xml:id="list885003442924508359" text:style-name="L6">
        <text:list-item>
          <text:h text:style-name="P15" text:outline-level="1">Harder to test. It is harder to mock the dependencies. When the file under test is loaded, the parameters of the module will receive as value the real objects and object constructors that the module depends of. In out example that would be <text:span text:style-name="Code_20_Inline">lu.bioCalc.helpers.DateFormatter</text:span>. Later, I have no way to replace it with a mock.</text:h>
        </text:list-item>
        <text:list-item>
          <text:h text:style-name="P16" text:outline-level="1">Needs more discipline to write the code.</text:h>
        </text:list-item>
      </text:list>
      <text:h text:style-name="P18" text:outline-level="1">MVP Pattern</text:h>
      <text:p text:style-name="P17">Not finished ye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Lohit Hindi1" svg:font-family="'Lohit Hindi'"/>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TakaoPGothic" svg:font-family="TakaoPGothic"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TakaoPGothic" style:font-size-asian="10.5pt" style:language-asian="ja" style:country-asian="JP"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letter-kerning="true" style:font-name-asian="TakaoPGothic" style:font-size-asian="10.5pt" style:language-asian="ja" style:country-asian="JP"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TakaoPGothic" style:font-family-asian="TakaoPGothic"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12cm" style:contextual-spacing="false" fo:text-align="justify" style:justify-single-word="false" style:page-number="auto"/>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itle" style:family="paragraph" style:parent-style-name="Heading" style:next-style-name="Text_20_body" style:class="chapter" style:master-page-name="">
      <style:paragraph-properties fo:text-align="center" style:justify-single-word="false" style:page-number="auto" fo:background-color="transparent">
        <style:tab-stops/>
        <style:background-image/>
      </style:paragraph-properties>
      <style:text-properties fo:color="#280099" fo:font-size="18pt" fo:font-weight="bold" style:font-size-asian="18pt" style:font-weight-asian="bold" style:font-size-complex="18pt" style:font-weight-complex="bold"/>
    </style:style>
    <style:style style:name="Heading_20_1" style:display-name="Heading 1" style:family="paragraph" style:parent-style-name="Heading" style:next-style-name="Text_20_body" style:default-outline-level="1" style:class="text">
      <style:paragraph-properties fo:background-color="transparent">
        <style:background-image/>
      </style:paragraph-properties>
      <style:text-properties fo:color="#000080" fo:font-size="115%" fo:font-weight="bold" style:font-size-asian="115%" style:font-weight-asian="bold" style:font-size-complex="115%" style:font-weight-complex="bold"/>
    </style:style>
    <style:style style:name="Code" style:family="paragraph" style:auto-update="true" style:master-page-name="">
      <style:paragraph-properties fo:margin-left="0cm" fo:margin-right="0cm" fo:margin-top="0cm" fo:margin-bottom="0cm" style:contextual-spacing="false" fo:keep-together="always" fo:text-indent="0cm" style:auto-text-indent="false" style:page-number="auto" fo:background-color="#e6e6e6" style:border-line-width="0cm 0.004cm 0.002cm" fo:padding="0.199cm" fo:border="0.06pt double #000000" style:shadow="none" fo:keep-with-next="auto">
        <style:background-image/>
      </style:paragraph-properties>
      <style:text-properties style:font-name="Courier New" fo:font-family="'Courier New'" style:font-style-name="Regular" style:font-family-generic="modern" style:font-pitch="fixed" fo:font-size="10pt" style:font-size-asian="10.5pt"/>
    </style:style>
    <style:style style:name="Text" style:family="paragraph" style:parent-style-name="Caption" style:class="extra"/>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ode_20_Inline" style:display-name="Code Inline" style:family="text">
      <style:text-properties style:font-name="Courier New" fo:font-family="'Courier New'" style:font-style-name="Regular" style:font-family-generic="modern" style:font-pitch="fixed" fo:font-size="10pt" fo:background-color="transparent" style:font-size-asian="10.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lez </meta:initial-creator>
    <meta:creation-date>2014-02-09T18:44:50.810080866</meta:creation-date>
    <dc:date>2014-02-09T20:23:14.416464940</dc:date>
    <dc:creator>Alez </dc:creator>
    <meta:editing-duration>PT1H35M59S</meta:editing-duration>
    <meta:editing-cycles>27</meta:editing-cycles>
    <meta:generator>LibreOffice/4.1.3.2$Linux_X86_64 LibreOffice_project/410m0$Build-2</meta:generator>
    <meta:document-statistic meta:table-count="0" meta:image-count="0" meta:object-count="0" meta:page-count="5" meta:paragraph-count="93" meta:word-count="633" meta:character-count="4254" meta:non-whitespace-character-count="3432"/>
  </office:meta>
</office:document-meta>
</file>